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font-weight="bold" officeooo:rsid="0011caf9" officeooo:paragraph-rsid="0011caf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1caf9" officeooo:paragraph-rsid="0011caf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3524d" officeooo:paragraph-rsid="0013524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3524d" officeooo:paragraph-rsid="0013524d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zetwarzanie w chmurach obliczeniowych</text:p>
      <text:p text:style-name="P2">Projekt zaliczeniowy</text:p>
      <text:p text:style-name="P2"/>
      <text:p text:style-name="P2"/>
      <text:p text:style-name="P3"><text:s text:c="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72"/></text:p>
      <text:p text:style-name="P3"/>
      <text:p text:style-name="P3"/>
      <text:p text:style-name="P3"/>
      <text:p text:style-name="P4"><text:s text:c="59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Patryk Kuszneruk, IV rok Informatyki, spec. ISI</text:p>
      <text:p text:style-name="P3">Wydział Nauk Ścisłych i Technicznych</text:p>
      <text:p text:style-name="P3">Uniwersytet Śląsk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4T18:57:16.858000000</dc:date>
    <meta:editing-duration>PT1M6S</meta:editing-duration>
    <meta:editing-cycles>5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8" meta:word-count="20" meta:character-count="332" meta:non-whitespace-character-count="145"/>
  </office:meta>
</office:document-meta>
</file>